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16F32830174A906.png" manifest:media-type="image/png"/>
  <manifest:file-entry manifest:full-path="Pictures/1000020100000780000004383112AEA5B3727AA6.png" manifest:media-type="image/png"/>
  <manifest:file-entry manifest:full-path="Pictures/100002010000078000000438623A7C4E2347A831.png" manifest:media-type="image/png"/>
  <manifest:file-entry manifest:full-path="Pictures/1000020100000780000004389004292D01B50B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4f94b" officeooo:paragraph-rsid="0004f94b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/text:p>
      <text:p text:style-name="P1">Name – Shrinidhi Matte</text:p>
      <text:p text:style-name="P1">prn 006</text:p>
      <text:p text:style-name="P1"/>
      <text:p text:style-name="P1"><draw:frame draw:style-name="fr1" draw:name="Image1" text:anchor-type="char" svg:x="-0.573cm" svg:y="3.117cm" svg:width="19.173cm" svg:height="13.527cm" draw:z-index="0"><draw:image xlink:href="Pictures/1000020100000780000004389004292D01B50BA6.png" xlink:type="simple" xlink:show="embed" xlink:actuate="onLoad" loext:mime-type="image/png"/></draw:frame></text:p>
      <text:p text:style-name="P1"><draw:frame draw:style-name="fr2" draw:name="Image3" text:anchor-type="as-char" svg:y="0.152cm" svg:width="17.542cm" svg:height="10.723cm" draw:z-index="2"><draw:image xlink:href="Pictures/1000020100000780000004383112AEA5B3727AA6.png" xlink:type="simple" xlink:show="embed" xlink:actuate="onLoad" loext:mime-type="image/png"/></draw:frame></text:p>
      <text:p text:style-name="P1"><text:soft-page-break/><draw:frame draw:style-name="fr2" draw:name="Image2" text:anchor-type="as-char" svg:y="-23.13cm" svg:width="16.836cm" svg:height="9.818cm" draw:z-index="1"><draw:image xlink:href="Pictures/100002010000078000000438623A7C4E2347A831.png" xlink:type="simple" xlink:show="embed" xlink:actuate="onLoad" loext:mime-type="image/png"/></draw:frame><draw:frame draw:style-name="fr1" draw:name="Image4" text:anchor-type="char" svg:x="-0.25cm" svg:y="8.172cm" svg:width="17cm" svg:height="9.562cm" draw:z-index="3"><draw:image xlink:href="Pictures/100002010000078000000438A16F32830174A9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5T19:17:19.473530069</meta:creation-date>
    <dc:date>2024-04-15T19:26:12.863635441</dc:date>
    <meta:editing-duration>PT8M55S</meta:editing-duration>
    <meta:editing-cycles>1</meta:editing-cycles>
    <meta:document-statistic meta:table-count="0" meta:image-count="4" meta:object-count="0" meta:page-count="3" meta:paragraph-count="5" meta:word-count="6" meta:character-count="40" meta:non-whitespace-character-count="35"/>
    <meta:generator>LibreOffice/6.4.7.2$Linux_X86_64 LibreOffice_project/40$Build-2</meta:generator>
  </office:meta>
</office:document-meta>
</file>